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2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ta</text:p>
          </table:table-cell>
          <table:table-cell table:style-name="Default" office:value-type="string" calcext:value-type="string">
            <text:p>chi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Upsilon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15000" calcext:value-type="float">
            <text:p>15000</text:p>
          </table:table-cell>
          <table:table-cell table:style-name="ce2" office:value-type="float" office:value="0.0000421279" calcext:value-type="float">
            <text:p>4,21E-005</text:p>
          </table:table-cell>
          <table:table-cell table:style-name="ce2" office:value-type="float" office:value="0.0000579641" calcext:value-type="float">
            <text:p>5,80E-005</text:p>
          </table:table-cell>
          <table:table-cell table:style-name="ce2" office:value-type="float" office:value="0.0000352825" calcext:value-type="float">
            <text:p>3,53E-005</text:p>
          </table:table-cell>
          <table:table-cell table:style-name="ce2" office:value-type="float" office:value="0.0000353504" calcext:value-type="float">
            <text:p>3,54E-005</text:p>
          </table:table-cell>
          <table:table-cell table:style-name="ce2" office:value-type="float" office:value="0.0000449827" calcext:value-type="float">
            <text:p>4,50E-0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15000" calcext:value-type="float">
            <text:p>15000</text:p>
          </table:table-cell>
          <table:table-cell table:style-name="ce2" office:value-type="float" office:value="0.0000453466" calcext:value-type="float">
            <text:p>4,53E-005</text:p>
          </table:table-cell>
          <table:table-cell table:style-name="ce2" office:value-type="float" office:value="0.0000792577" calcext:value-type="float">
            <text:p>7,93E-005</text:p>
          </table:table-cell>
          <table:table-cell table:style-name="ce2" office:value-type="float" office:value="0.0000514722" calcext:value-type="float">
            <text:p>5,15E-005</text:p>
          </table:table-cell>
          <table:table-cell table:style-name="ce2" office:value-type="float" office:value="0.0000514711" calcext:value-type="float">
            <text:p>5,15E-005</text:p>
          </table:table-cell>
          <table:table-cell table:style-name="ce2" office:value-type="float" office:value="0.0000482341" calcext:value-type="float">
            <text:p>4,82E-00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ce2" office:value-type="float" office:value="0.0000157026" calcext:value-type="float">
            <text:p>1,57E-005</text:p>
          </table:table-cell>
          <table:table-cell table:style-name="ce2" office:value-type="float" office:value="0.0000263429" calcext:value-type="float">
            <text:p>2,63E-005</text:p>
          </table:table-cell>
          <table:table-cell table:style-name="ce2" office:value-type="float" office:value="0.0000155642" calcext:value-type="float">
            <text:p>1,56E-005</text:p>
          </table:table-cell>
          <table:table-cell table:style-name="ce2" office:value-type="float" office:value="0.0000155685" calcext:value-type="float">
            <text:p>1,56E-005</text:p>
          </table:table-cell>
          <table:table-cell table:style-name="ce2" office:value-type="float" office:value="0.0000154909" calcext:value-type="float">
            <text:p>1,55E-0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ce2" office:value-type="float" office:value="0.000020377" calcext:value-type="float">
            <text:p>2,04E-005</text:p>
          </table:table-cell>
          <table:table-cell table:style-name="ce2" office:value-type="float" office:value="0.0000355792" calcext:value-type="float">
            <text:p>3,56E-005</text:p>
          </table:table-cell>
          <table:table-cell table:style-name="ce2" office:value-type="float" office:value="0.0000155482" calcext:value-type="float">
            <text:p>1,55E-005</text:p>
          </table:table-cell>
          <table:table-cell table:style-name="ce2" office:value-type="float" office:value="0.0000170848" calcext:value-type="float">
            <text:p>1,71E-005</text:p>
          </table:table-cell>
          <table:table-cell table:style-name="ce2" office:value-type="float" office:value="0.000021636" calcext:value-type="float">
            <text:p>2,16E-00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60000" calcext:value-type="float">
            <text:p>60000</text:p>
          </table:table-cell>
          <table:table-cell table:style-name="ce2" office:value-type="float" office:value="0.0000149992" calcext:value-type="float">
            <text:p>1,50E-005</text:p>
          </table:table-cell>
          <table:table-cell table:style-name="ce2" office:value-type="float" office:value="0.0000201129" calcext:value-type="float">
            <text:p>2,01E-005</text:p>
          </table:table-cell>
          <table:table-cell table:style-name="ce2" office:value-type="float" office:value="0.0000104211" calcext:value-type="float">
            <text:p>1,04E-005</text:p>
          </table:table-cell>
          <table:table-cell table:style-name="ce2" office:value-type="float" office:value="0.0000111602" calcext:value-type="float">
            <text:p>1,12E-005</text:p>
          </table:table-cell>
          <table:table-cell table:style-name="ce2" office:value-type="float" office:value="0.0000156459" calcext:value-type="float">
            <text:p>1,56E-0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60000" calcext:value-type="float">
            <text:p>60000</text:p>
          </table:table-cell>
          <table:table-cell table:style-name="ce2" office:value-type="float" office:value="0.0000179853" calcext:value-type="float">
            <text:p>1,80E-005</text:p>
          </table:table-cell>
          <table:table-cell table:style-name="ce2" office:value-type="float" office:value="0.00002974" calcext:value-type="float">
            <text:p>2,97E-005</text:p>
          </table:table-cell>
          <table:table-cell table:style-name="ce2" office:value-type="float" office:value="0.0000171697" calcext:value-type="float">
            <text:p>1,72E-005</text:p>
          </table:table-cell>
          <table:table-cell table:style-name="ce2" office:value-type="float" office:value="0.0000171696" calcext:value-type="float">
            <text:p>1,72E-005</text:p>
          </table:table-cell>
          <table:table-cell table:style-name="ce2" office:value-type="float" office:value="0.0000192977" calcext:value-type="float">
            <text:p>1,93E-00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ce2" office:value-type="float" office:value="0.0000060697" calcext:value-type="float">
            <text:p>6,07E-006</text:p>
          </table:table-cell>
          <table:table-cell table:style-name="ce2" office:value-type="float" office:value="0.00000743434" calcext:value-type="float">
            <text:p>7,43E-006</text:p>
          </table:table-cell>
          <table:table-cell table:style-name="ce2" office:value-type="float" office:value="0.00000568778" calcext:value-type="float">
            <text:p>5,69E-006</text:p>
          </table:table-cell>
          <table:table-cell table:style-name="ce2" office:value-type="float" office:value="0.00000603846" calcext:value-type="float">
            <text:p>6,04E-006</text:p>
          </table:table-cell>
          <table:table-cell table:style-name="ce2" office:value-type="float" office:value="0.00000742422" calcext:value-type="float">
            <text:p>7,42E-006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ce2" office:value-type="float" office:value="0.00000713577" calcext:value-type="float">
            <text:p>7,14E-006</text:p>
          </table:table-cell>
          <table:table-cell table:style-name="ce2" office:value-type="float" office:value="0.00000922842" calcext:value-type="float">
            <text:p>9,23E-006</text:p>
          </table:table-cell>
          <table:table-cell table:style-name="ce2" office:value-type="float" office:value="0.00000817855" calcext:value-type="float">
            <text:p>8,18E-006</text:p>
          </table:table-cell>
          <table:table-cell table:style-name="ce2" office:value-type="float" office:value="0.00000817858" calcext:value-type="float">
            <text:p>8,18E-006</text:p>
          </table:table-cell>
          <table:table-cell table:style-name="ce2" office:value-type="float" office:value="0.00000986586" calcext:value-type="float">
            <text:p>9,87E-006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5000 – 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i</text:p>
          </table:table-cell>
          <table:table-cell office:value-type="float" office:value="0.0000352825" calcext:value-type="float">
            <text:p>3,53E-005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0353504" calcext:value-type="float">
            <text:p>3,54E-005</text:p>
          </table:table-cell>
          <table:table-cell/>
          <table:table-cell office:value-type="string" calcext:value-type="string">
            <text:p>1º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0421279" calcext:value-type="float">
            <text:p>4,21E-005</text:p>
          </table:table-cell>
          <table:table-cell/>
          <table:table-cell office:value-type="string" calcext:value-type="string">
            <text:p>2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0449827" calcext:value-type="float">
            <text:p>4,50E-005</text:p>
          </table:table-cell>
          <table:table-cell/>
          <table:table-cell office:value-type="string" calcext:value-type="string">
            <text:p>5º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0.0000579641" calcext:value-type="float">
            <text:p>5,80E-00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5000 – 0,2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0453466" calcext:value-type="float">
            <text:p>4,53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0482341" calcext:value-type="float">
            <text:p>4,82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0514711" calcext:value-type="float">
            <text:p>5,15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0514722" calcext:value-type="float">
            <text:p>5,15E-00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0.0000792577" calcext:value-type="float">
            <text:p>7,93E-005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30000 – 0,1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0154909" calcext:value-type="float">
            <text:p>1,55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0155642" calcext:value-type="float">
            <text:p>1,56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0155685" calcext:value-type="float">
            <text:p>1,56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0157026" calcext:value-type="float">
            <text:p>1,57E-00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0.0000263429" calcext:value-type="float">
            <text:p>2,63E-005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30000 – 0,2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0155482" calcext:value-type="float">
            <text:p>1,55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0170848" calcext:value-type="float">
            <text:p>1,71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020377" calcext:value-type="float">
            <text:p>2,04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021636" calcext:value-type="float">
            <text:p>2,16E-00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0.0000355792" calcext:value-type="float">
            <text:p>3,56E-00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60000 – 0,1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0104211" calcext:value-type="float">
            <text:p>1,04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0111602" calcext:value-type="float">
            <text:p>1,12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0149992" calcext:value-type="float">
            <text:p>1,50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0156459" calcext:value-type="float">
            <text:p>1,56E-00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0.0000201129" calcext:value-type="float">
            <text:p>2,01E-005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60000 – 0,2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0171696" calcext:value-type="float">
            <text:p>1,72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0171697" calcext:value-type="float">
            <text:p>1,72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0179853" calcext:value-type="float">
            <text:p>1,80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0192977" calcext:value-type="float">
            <text:p>1,93E-00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0.00002974" calcext:value-type="float">
            <text:p>2,97E-005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00000 – 0,1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00568778" calcext:value-type="float">
            <text:p>5,69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00603846" calcext:value-type="float">
            <text:p>6,04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0060697" calcext:value-type="float">
            <text:p>6,07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00742422" calcext:value-type="float">
            <text:p>7,42E-00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0.00000743434" calcext:value-type="float">
            <text:p>7,43E-006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00000 – 0,2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00713577" calcext:value-type="float">
            <text:p>7,14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00817855" calcext:value-type="float">
            <text:p>8,18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00817858" calcext:value-type="float">
            <text:p>8,18E-00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0.00000922842" calcext:value-type="float">
            <text:p>9,23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00986586" calcext:value-type="float">
            <text:p>9,87E-00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61:Planilha1.B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13:55:57.0314439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09:35:22.193047667</meta:creation-date>
    <dc:date>2014-02-02T13:56:18.880894891</dc:date>
    <meta:editing-duration>P0D</meta:editing-duration>
    <meta:editing-cycles>4</meta:editing-cycles>
    <meta:generator>LibreOffice/4.1.4.2$Linux_X86_64 LibreOffice_project/410m0$Build-2</meta:generator>
    <meta:document-statistic meta:table-count="1" meta:cell-count="168" meta:object-count="0"/>
  </office:meta>
</office:document-meta>
</file>